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300000BBB000003A163E964752.wmf"/>
  <manifest:file-entry manifest:media-type="image/jpeg" manifest:full-path="Pictures/10000000000004BD00000344C18A1B9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ender">
      <style:paragraph-properties fo:padding-left="0cm" fo:padding-right="0cm" fo:padding-top="0cm" fo:padding-bottom="0.035cm" fo:border-left="none" fo:border-right="none" fo:border-top="none" fo:border-bottom="0.018cm solid #000000"/>
      <style:text-properties fo:font-size="8pt" style:font-size-asian="8pt"/>
    </style:style>
    <style:style style:name="P2" style:family="paragraph" style:parent-style-name="Standard">
      <style:paragraph-properties fo:margin-top="0.212cm" fo:margin-bottom="0cm"/>
    </style:style>
    <style:style style:name="P3" style:family="paragraph" style:parent-style-name="Standard">
      <style:paragraph-properties fo:margin-top="0.212cm" fo:margin-bottom="0cm"/>
      <style:text-properties fo:font-size="9pt" style:font-size-asian="9pt" style:font-size-complex="9pt"/>
    </style:style>
    <style:style style:name="P4" style:family="paragraph" style:parent-style-name="Text_20_body">
      <style:paragraph-properties fo:margin-top="0.212cm" fo:margin-bottom="0cm" fo:line-height="100%"/>
      <style:text-properties fo:font-size="9pt" style:font-size-asian="9pt" style:font-size-complex="9pt"/>
    </style:style>
    <style:style style:name="P5" style:family="paragraph" style:parent-style-name="Standard">
      <style:paragraph-properties fo:margin-top="0.212cm" fo:margin-bottom="0.212cm"/>
      <style:text-properties fo:font-weight="bold" style:font-weight-asian="bold" style:font-weight-complex="bold"/>
    </style:style>
    <style:style style:name="P6" style:family="paragraph" style:parent-style-name="Text_20_body">
      <style:paragraph-properties fo:margin-top="0cm" fo:margin-bottom="0cm" fo:line-height="100%"/>
      <style:text-properties fo:font-size="9pt" style:font-size-asian="9pt" style:font-size-complex="9pt"/>
    </style:style>
    <style:style style:name="P7" style:family="paragraph" style:parent-style-name="Datum">
      <style:text-properties fo:font-size="10pt" style:font-size-asian="10pt"/>
    </style:style>
    <style:style style:name="P8" style:family="paragraph" style:parent-style-name="Adresse">
      <style:paragraph-properties fo:margin-top="0cm" fo:margin-bottom="0.199cm"/>
    </style:style>
    <style:style style:name="P9" style:family="paragraph" style:parent-style-name="Standard">
      <style:paragraph-properties fo:line-height="150%" fo:text-align="justify" style:justify-single-word="false" fo:hyphenation-ladder-count="no-limit"/>
      <style:text-properties fo:hyphenate="false" fo:hyphenation-remain-char-count="2" fo:hyphenation-push-char-count="2"/>
    </style:style>
    <style:style style:name="P10" style:family="paragraph" style:parent-style-name="Standard" style:master-page-name="">
      <style:paragraph-properties fo:line-height="150%" fo:text-align="justify" style:justify-single-word="false" fo:hyphenation-ladder-count="no-limit" style:page-number="auto"/>
      <style:text-properties fo:hyphenate="false" fo:hyphenation-remain-char-count="2" fo:hyphenation-push-char-count="2"/>
    </style:style>
    <style:style style:name="P11" style:family="paragraph" style:parent-style-name="Betreff" style:master-page-name="First_20_Page">
      <style:paragraph-properties style:page-number="auto"/>
      <style:text-properties fo:font-size="12pt" fo:language="zxx" fo:country="none" style:font-size-asian="12pt" style:language-asian="zxx" style:country-asian="none" style:font-size-complex="12pt"/>
    </style:style>
    <style:style style:name="P12" style:family="paragraph" style:parent-style-name="Br_20_Text_20_1" style:list-style-name="L1"/>
    <style:style style:name="P13" style:family="paragraph" style:parent-style-name="Br_20_Text_20_1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25cm" fo:margin-right="0.25cm" style:wrap="dynamic" style:number-wrapped-paragraphs="no-limit" style:vertical-pos="from-top" style:vertical-rel="page" style:horizontal-pos="from-left" style:horizontal-rel="page" fo:background-color="#ffffff" style:background-transparency="100%" fo:padding-left="0cm" fo:padding-right="0cm" fo:padding-top="0.035cm" fo:padding-bottom="0cm" fo:border-left="none" fo:border-right="none" fo:border-top="0.018cm solid #000000" fo:border-bottom="none" style:writing-mode="lr-tb" draw:wrap-influence-on-position="once-successive">
        <style:background-image/>
      </style:graphic-properties>
    </style:style>
    <style:style style:name="fr3" style:family="graphic" style:parent-style-name="Frame">
      <style:graphic-properties fo:margin-left="0.25cm" fo:margin-right="0.25cm" style:wrap="dynamic" style:number-wrapped-paragraphs="no-limit" style:vertical-pos="from-top" style:vertical-rel="page" style:horizontal-pos="from-left" style:horizontal-rel="page" fo:background-color="#ffffff" style:background-transparency="100%" fo:padding-left="0cm" fo:padding-right="0cm" fo:padding-top="0.035cm" fo:padding-bottom="0cm" fo:border-left="none" fo:border-right="none" fo:border-top="0.035cm solid #000000" fo:border-bottom="none" style:writing-mode="lr-tb" draw:wrap-influence-on-position="once-successive">
        <style:background-image/>
      </style:graphic-properties>
    </style:style>
    <style:style style:name="fr4" style:family="graphic" style:parent-style-name="Frame">
      <style:graphic-properties fo:margin-left="1cm" fo:margin-right="0cm" style:wrap="left" style:number-wrapped-paragraphs="no-limit" style:vertical-pos="from-top" style:vertical-rel="page" style:horizontal-pos="from-left" style:horizontal-rel="page" fo:background-color="#ffffff" style:background-transparency="0%" fo:padding="0.026cm" fo:border="none">
        <style:background-image/>
      </style:graphic-properties>
    </style:style>
    <style:style style:name="fr5" style:family="graphic" style:parent-style-name="Frame">
      <style:graphic-properties fo:margin-left="1cm" fo:margin-right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style style:name="fr6" style:family="graphic" style:parent-style-name="Frame">
      <style:graphic-properties fo:margin-top="0cm" fo:margin-bottom="0.423cm" style:wrap="none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style style:name="fr7" style:family="graphic" style:parent-style-name="Frame">
      <style:graphic-properties fo:margin-left="0.319cm" fo:margin-right="0.319cm" fo:margin-top="0.501cm" fo:margin-bottom="2cm" style:wrap="none" style:vertical-pos="from-top" style:vertical-rel="page" style:horizontal-pos="from-left" style:horizontal-rel="page" fo:background-color="#ffffff" style:background-transparency="0%" fo:padding="0.026cm" fo:border="none">
        <style:background-image/>
      </style:graphic-properties>
    </style:style>
    <style:style style:name="fr8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6" draw:name="Rahmen1" text:anchor-type="char" svg:x="10.342cm" svg:y="5.038cm" svg:width="5.5cm" svg:height="0.499cm" draw:z-index="6"><draw:text-box><text:p text:style-name="P7">15. Januar 2008</text:p></draw:text-box></draw:frame><draw:frame draw:style-name="fr7" draw:name="Rahmen2" text:anchor-type="char" svg:x="2.501cm" svg:y="5.401cm" svg:width="9.742cm" svg:height="3.207cm" draw:z-index="5"><draw:text-box><text:p text:style-name="Adresse"><text:span text:style-name="Teletype">Herrn </text:span></text:p><text:p text:style-name="P8"><text:span text:style-name="Teletype">Professor Dr. Neil Roughley</text:span></text:p><text:p text:style-name="P8"><text:span text:style-name="Teletype">Westfälische Wilhelms-Universität Münster</text:span><text:line-break/><text:span text:style-name="Teletype">Philosophisches Seminar</text:span></text:p><text:p text:style-name="P8"><text:span text:style-name="Teletype">Domplatz 23</text:span><text:line-break/><text:span text:style-name="Teletype">D-48143 Münster</text:span> </text:p></draw:text-box></draw:frame></text:p>
      <text:p text:style-name="Betreff">Manuskript für eine Buchveröffentlichung im ontos-Verlag</text:p>
      <text:p text:style-name="Standard"/>
      <text:p text:style-name="Standard"/>
      <text:p text:style-name="Standard">Sehr geehrter Herr Professor Roughley,</text:p>
      <text:p text:style-name="Standard"/>
      <text:p text:style-name="Standard"/>
      <text:p text:style-name="P10">Wie mir Herr Hüntelmann vom ontos-Verlag mitteilt, begutachten Sie die Manuskripte, die in der Ethik-Reihe des ontos-Verlags erscheinen sollen. Da ich meine Dissertationschrift „<text:span text:style-name="T1">Explaining Altruism. A Simulation-Based Approach and its Limits</text:span>“ im ontos-Verlag veröffentlichen möchte, bat mich Herr Hüntelmann, Ihnen das Manuskript zuzuschicken.</text:p>
      <text:p text:style-name="P9">Bitte erschrecken Sie nicht über den Umfang des Manuskripts. Ein Großteil davon sind Anhänge mit Tabellen und grafischen Abbildungen. Der eigentliche Text umfasst kaum 200 Seiten. Viel Vergnügen beim Lesen!</text:p>
      <text:p text:style-name="Br_20_Text_20_1"/>
      <text:p text:style-name="Br_20_Text_20_1">Mit freundlichen Grüßen<text:line-break/><text:line-break/><text:line-break/></text:p>
      <text:p text:style-name="Br_20_Text_20_1">Eckhart Arnold</text:p>
      <text:p text:style-name="Br_20_Text_20_1"/>
      <text:p text:style-name="Br_20_Text_20_1"><text:span text:style-name="T2">Anlagen</text:span>:</text:p>
      <text:list text:style-name="L1">
        <text:list-item>
          <text:p text:style-name="P12">Manskript: „<text:span text:style-name="T1">Explaining Altruism. A Simulation-Based Approach and its Limits</text:span>“</text:p>
        </text:list-item>
        <text:list-item>
          <text:p text:style-name="P12">DVD mit den kompletten Resultaten der im Manuskript beschriebenen Simulationsserien, der Simulationssoftware, dem Manuskript als PDF-Date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de" fo:country="D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1pt" fo:language="de" fo:country="DE" style:font-name-asian="Times New Roman" style:font-size-asian="11pt" style:font-name-complex="Arial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.282cm" fo:margin-bottom="0cm" style:line-height-at-least="0.564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9pt" style:font-size-asian="9pt" style:font-size-complex="9pt"/>
    </style:style>
    <style:style style:name="Sender" style:family="paragraph" style:parent-style-name="Standard" style:next-style-name="Header" style:class="extra">
      <style:paragraph-properties fo:margin-left="0cm" fo:margin-right="8.001cm" fo:margin-top="3.316cm" fo:margin-bottom="0cm" fo:text-indent="0cm" style:auto-text-indent="false"/>
      <style:text-properties fo:font-size="9pt" style:font-size-asian="9pt" style:font-size-complex="9pt"/>
    </style:style>
    <style:style style:name="Adresse" style:family="paragraph" style:parent-style-name="Standard"/>
    <style:style style:name="Datum" style:family="paragraph" style:parent-style-name="Standard" style:next-style-name="Standard">
      <style:paragraph-properties fo:background-color="#ffffff">
        <style:background-image/>
      </style:paragraph-properties>
    </style:style>
    <style:style style:name="Betreff" style:family="paragraph" style:parent-style-name="Standard" style:next-style-name="Anlagen">
      <style:text-properties fo:font-weight="bold" style:font-weight-asian="bold" style:font-weight-complex="bold"/>
    </style:style>
    <style:style style:name="Anlagen" style:family="paragraph" style:parent-style-name="Standard" style:next-style-name="Anrede">
      <style:paragraph-properties fo:margin-left="2cm" fo:margin-right="0cm" fo:margin-top="0.423cm" fo:margin-bottom="0cm" fo:text-indent="-2cm" style:auto-text-indent="false">
        <style:tab-stops>
          <style:tab-stop style:position="0cm"/>
        </style:tab-stops>
      </style:paragraph-properties>
    </style:style>
    <style:style style:name="Anrede" style:family="paragraph" style:parent-style-name="Standard" style:next-style-name="Text_20_body">
      <style:paragraph-properties fo:margin-top="0.847cm" fo:margin-bottom="0.282cm"/>
    </style:style>
    <style:style style:name="Termin_20_fett" style:display-name="Termin fett" style:family="paragraph" style:parent-style-name="Text_20_body" style:nex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Salutation" style:family="paragraph" style:parent-style-name="Standard" style:next-style-name="Anlage_5f_unten" style:class="text">
      <style:paragraph-properties fo:margin-top="0.847cm" fo:margin-bottom="0cm" fo:keep-together="always" fo:keep-with-next="always"/>
    </style:style>
    <style:style style:name="Aufzählung" style:family="paragraph" style:parent-style-name="Text_20_body" style:list-style-name="WW8Num2">
      <style:paragraph-properties fo:margin-left="0cm" fo:margin-right="0cm" fo:margin-top="0cm" fo:margin-bottom="0cm" fo:text-indent="0cm" style:auto-text-indent="false"/>
    </style:style>
    <style:style style:name="Anlage_5f_unten" style:display-name="Anlage_unten" style:family="paragraph" style:parent-style-name="Anlagen">
      <style:paragraph-properties fo:margin-top="0.847cm" fo:margin-bottom="0cm"/>
    </style:style>
    <style:style style:name="Br_20_Anrede" style:display-name="Br Anrede" style:family="paragraph" style:parent-style-name="Text_20_body">
      <style:paragraph-properties fo:margin-top="0cm" fo:margin-bottom="0.423cm" fo:line-height="150%"/>
    </style:style>
    <style:style style:name="Standard_20_1" style:display-name="Standard 1" style:family="paragraph" style:parent-style-name="Standard">
      <style:paragraph-properties fo:margin-top="0.212cm" fo:margin-bottom="0cm" fo:line-height="130%"/>
    </style:style>
    <style:style style:name="Br_20_Text_20_1" style:display-name="Br Text 1" style:family="paragraph" style:parent-style-name="Text_20_body">
      <style:paragraph-properties fo:margin-top="0cm" fo:margin-bottom="0.212cm" fo:line-height="130%"/>
    </style:style>
    <style:style style:name="Br_20_Grußzeile" style:display-name="Br Grußzeile" style:family="paragraph" style:parent-style-name="Text_20_body">
      <style:paragraph-properties fo:margin-top="0.423cm" fo:margin-bottom="0.212cm" fo:line-height="130%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style:font-name-complex="Times New Roman"/>
    </style:style>
    <style:style style:name="WW8Num2z0" style:family="text">
      <style:text-properties style:font-name="Symbol" style:font-name-complex="Times New Roman"/>
    </style:style>
    <style:style style:name="Absatz-Standardschriftart" style:family="text"/>
    <style:style style:name="Page_20_Number" style:display-name="Page Number" style:family="text" style:parent-style-name="Absatz-Standardschriftart">
      <style:text-properties style:font-name="Arial" fo:font-size="11pt" style:font-size-asian="11pt" style:font-name-complex="Arial" style:font-size-complex="11pt"/>
    </style:style>
    <style:style style:name="Teletype" style:family="text">
      <style:text-properties style:font-name="Liberation Mono" style:font-name-asian="Liberation Mono" style:font-name-complex="Liberation Mono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501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ender">
      <style:paragraph-properties fo:padding-left="0cm" fo:padding-right="0cm" fo:padding-top="0cm" fo:padding-bottom="0.035cm" fo:border-left="none" fo:border-right="none" fo:border-top="none" fo:border-bottom="0.018cm solid #000000"/>
      <style:text-properties fo:font-size="8pt" style:font-size-asian="8pt"/>
    </style:style>
    <style:style style:name="P2" style:family="paragraph" style:parent-style-name="Standard">
      <style:paragraph-properties fo:margin-top="0.212cm" fo:margin-bottom="0cm"/>
    </style:style>
    <style:style style:name="P3" style:family="paragraph" style:parent-style-name="Standard">
      <style:paragraph-properties fo:margin-top="0.212cm" fo:margin-bottom="0.212cm"/>
      <style:text-properties fo:font-weight="bold" style:font-weight-asian="bold" style:font-weight-complex="bold"/>
    </style:style>
    <style:style style:name="P4" style:family="paragraph" style:parent-style-name="Text_20_body">
      <style:paragraph-properties fo:margin-top="0cm" fo:margin-bottom="0cm" fo:line-height="100%"/>
      <style:text-properties fo:font-size="9pt" style:font-size-asian="9pt" style:font-size-complex="9pt"/>
    </style:style>
    <style:style style:name="P5" style:family="paragraph" style:parent-style-name="Text_20_body">
      <style:paragraph-properties fo:margin-top="0.212cm" fo:margin-bottom="0cm" fo:line-height="100%"/>
      <style:text-properties fo:font-size="9pt" style:font-size-asian="9pt" style:font-size-complex="9pt"/>
    </style:style>
    <style:style style:name="P6" style:family="paragraph" style:parent-style-name="Standard">
      <style:paragraph-properties fo:margin-top="0.212cm" fo:margin-bottom="0cm"/>
      <style:text-properties fo:font-size="9pt" style:font-size-asian="9pt" style:font-size-complex="9pt"/>
    </style:style>
    <style:style style:name="T1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25cm" fo:margin-right="0.25cm" style:wrap="dynamic" style:number-wrapped-paragraphs="no-limit" style:vertical-pos="from-top" style:vertical-rel="page" style:horizontal-pos="from-left" style:horizontal-rel="page" fo:background-color="#ffffff" style:background-transparency="100%" fo:padding-left="0cm" fo:padding-right="0cm" fo:padding-top="0.035cm" fo:padding-bottom="0cm" fo:border-left="none" fo:border-right="none" fo:border-top="0.018cm solid #000000" fo:border-bottom="none" style:writing-mode="lr-tb" draw:wrap-influence-on-position="once-successive">
        <style:background-image/>
      </style:graphic-properties>
    </style:style>
    <style:style style:name="fr3" style:family="graphic" style:parent-style-name="Frame">
      <style:graphic-properties fo:margin-left="0.25cm" fo:margin-right="0.25cm" style:wrap="dynamic" style:number-wrapped-paragraphs="no-limit" style:vertical-pos="from-top" style:vertical-rel="page" style:horizontal-pos="from-left" style:horizontal-rel="page" fo:background-color="#ffffff" style:background-transparency="100%" fo:padding-left="0cm" fo:padding-right="0cm" fo:padding-top="0.035cm" fo:padding-bottom="0cm" fo:border-left="none" fo:border-right="none" fo:border-top="0.035cm solid #000000" fo:border-bottom="none" style:writing-mode="lr-tb" draw:wrap-influence-on-position="once-successive">
        <style:background-image/>
      </style:graphic-properties>
    </style:style>
    <style:style style:name="fr4" style:family="graphic" style:parent-style-name="Frame">
      <style:graphic-properties fo:margin-left="1cm" fo:margin-right="0cm" style:wrap="left" style:number-wrapped-paragraphs="no-limit" style:vertical-pos="from-top" style:vertical-rel="page" style:horizontal-pos="from-left" style:horizontal-rel="page" fo:background-color="#ffffff" style:background-transparency="0%" fo:padding="0.026cm" fo:border="none">
        <style:background-image/>
      </style:graphic-properties>
    </style:style>
    <style:style style:name="fr5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rame">
      <style:graphic-properties fo:margin-left="1cm" fo:margin-right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0.7cm" fo:margin-left="2.501cm" fo:margin-right="2.501cm" style:writing-mode="lr-tb" style:layout-grid-color="#c0c0c0" style:layout-grid-lines="43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3cm" fo:margin-left="0cm" fo:margin-right="0cm" fo:margin-top="1.20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Rahmen4" text:anchor-type="paragraph" svg:y="0.002cm" fo:min-width="0.041cm" draw:z-index="0"><draw:text-box fo:min-height="0.37cm"><text:p text:style-name="Header"><text:span text:style-name="Page_20_Number"><text:page-number text:select-page="current"/></text:span></text:p></draw:text-box></draw:frame></text:p>
      </style:header>
      <style:footer>
        <text:p text:style-name="Footer"><text:tab/><text:tab/></text:p>
      </style:footer>
    </style:master-page>
    <style:master-page style:name="First_20_Page" style:display-name="First Page" style:page-layout-name="pm1" style:next-style-name="Standard">
      <style:header>
        <text:p text:style-name="P1"><draw:frame draw:style-name="fr2" draw:name="Rahmen5" text:anchor-type="paragraph" svg:x="0.002cm" svg:y="21.004cm" svg:width="0.6cm" svg:height="0.37cm" draw:z-index="0"><draw:text-box><text:p text:style-name="Standard"/><text:p text:style-name="Standard"/></draw:text-box></draw:frame><draw:frame draw:style-name="fr2" draw:name="Rahmen6" text:anchor-type="paragraph" svg:x="0.002cm" svg:y="10.504cm" svg:width="0.6cm" svg:height="0.37cm" draw:z-index="1"><draw:text-box><text:p text:style-name="Standard"/></draw:text-box></draw:frame><draw:frame draw:style-name="fr3" draw:name="Rahmen7" text:anchor-type="paragraph" svg:x="0.002cm" svg:y="14.854cm" svg:width="0.501cm" svg:height="0.37cm" draw:z-index="2"><draw:text-box><text:p text:style-name="Standard"/></draw:text-box></draw:frame><draw:frame draw:style-name="fr4" draw:name="Rahmen8" text:anchor-type="char" svg:x="12.843cm" svg:y="1.277cm" svg:width="7.001cm" svg:height="4.763cm" draw:z-index="4"><draw:text-box><text:p text:style-name="P2"><text:s text:c="24"/><draw:frame draw:style-name="fr5" draw:name="Grafik1" text:anchor-type="as-char" svg:width="3.45cm" svg:height="2.533cm" draw:z-index="8"><draw:image xlink:href="Pictures/10000000000004BD00000344C18A1B94.jpg" xlink:type="simple" xlink:show="embed" xlink:actuate="onLoad"/></draw:frame></text:p><text:p text:style-name="P3"><text:line-break/></text:p><text:p text:style-name="P3">Eckhart Arnold</text:p></draw:text-box></draw:frame><draw:frame draw:style-name="fr6" draw:name="Grafik2" text:anchor-type="char" svg:x="2.501cm" svg:y="1.6cm" svg:width="5.579cm" svg:height="1.762cm" draw:z-index="3"><draw:image xlink:href="Pictures/200000300000BBB000003A163E964752.wmf" xlink:type="simple" xlink:show="embed" xlink:actuate="onLoad"/></draw:frame><draw:frame draw:style-name="fr7" draw:name="Rahmen9" text:anchor-type="char" svg:x="10.5cm" svg:y="4.877cm" svg:width="7.001cm" svg:height="3.704cm" draw:z-index="7"><draw:text-box><text:p text:style-name="P4">Universität Bayreuth / Philosophisches Institut</text:p><text:p text:style-name="P5">Gebäude: GW II<text:line-break/>Universitätsstraße 30<text:line-break/>95447 Bayreuth</text:p><text:p text:style-name="P5">Telefon: 0921 / 55 - 4129 <text:line-break/>Telefax: 0921 / 55 - 4160</text:p><text:p text:style-name="P6">Internet:<text:tab/>http://pe.uni-bayreuth.de<text:line-break/>e-mail: <text:tab/>eckhart.arnold@uni-bayreuth.de</text:p></draw:text-box></draw:frame>Universität Bayreuth • Philosophisches Institut • 95440 Bayreuth</text:p>
      </style:header>
      <style:footer>
        <text:p text:style-name="Footer"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dc:title>Dokumentvorlage mit neuem Uni-Logo</dc:title>
    <meta:initial-creator>Eckhart Arnold</meta:initial-creator>
    <meta:creation-date>2008-01-15T14:24:59</meta:creation-date>
    <dc:creator>Eckhart Arnold</dc:creator>
    <dc:date>2008-01-15T15:36:31</dc:date>
    <meta:printed-by>Eckhart Arnold</meta:printed-by>
    <meta:print-date>2008-01-15T15:33:59</meta:print-date>
    <meta:editing-cycles>6</meta:editing-cycles>
    <meta:editing-duration>PT56M44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25" meta:word-count="178" meta:character-count="1380"/>
  </office:meta>
</office:document-meta>
</file>